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fo:font-size="36pt"/>
    </style:style>
    <style:style style:name="P10" style:family="paragraph">
      <style:paragraph-properties fo:margin-left="0cm" fo:margin-right="0cm" fo:text-align="center" fo:text-indent="0cm">
        <style:tab-stops>
          <style:tab-stop style:position="0.023cm"/>
        </style:tab-stops>
      </style:paragraph-properties>
      <style:text-properties fo:font-size="36pt"/>
    </style:style>
    <style:style style:name="P11" style:family="paragraph">
      <style:paragraph-properties fo:margin-left="0.318cm" fo:margin-right="0cm" fo:text-align="center" fo:text-indent="0cm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2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4pt" fo:font-weight="bold" style:font-size-asian="34pt" style:font-weight-asian="bold" style:font-size-complex="34pt" style:font-weight-complex="bold"/>
    </style:style>
    <style:style style:name="T10" style:family="text">
      <style:text-properties style:font-name="Segoe UI2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Segoe UI2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550</text:span></text:p>
            <text:p text:style-name="P1"><text:span text:style-name="T2">“</text:span><text:span text:style-name="T2">Lamb of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883cm">
          <draw:text-box>
            <text:p text:style-name="P4"><text:span text:style-name="T3">1. </text:span><text:span text:style-name="T4">Your only Son, no sin to hide,</text:span><text:span text:style-name="T4"><text:line-break/></text:span><text:span text:style-name="T4">But You have sent Him from Your side</text:span><text:span text:style-name="T4"><text:line-break/></text:span><text:span text:style-name="T4">To walk upon this guilty sod,</text:span><text:span text:style-name="T4"><text:line-break/></text:span><text:span text:style-name="T4">And to become the Lamb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146cm" svg:height="7.011cm" svg:x="1.524cm" svg:y="0.883cm">
          <draw:text-box>
            <text:p text:style-name="P6"><text:span text:style-name="T5">Refrain:</text:span><text:span text:style-name="T6"><text:tab/></text:span><text:span text:style-name="T6"> </text:span><text:span text:style-name="T4">O Lamb of God, sweet Lamb of God,</text:span><text:span text:style-name="T4"><text:line-break/></text:span><text:span text:style-name="T4"> <text:s text:c="8"/>I love the holy Lamb of God!</text:span><text:span text:style-name="T4"><text:line-break/></text:span><text:span text:style-name="T4"> <text:s text:c="8"/>O wash me in His precious blood,</text:span><text:span text:style-name="T4"><text:line-break/></text:span><text:span text:style-name="T4"> <text:s text:c="8"/>My Jesus Christ, the Lamb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5.146cm" svg:height="5.855cm" svg:x="1.294cm" svg:y="1.062cm">
          <draw:text-box>
            <text:p text:style-name="P4"><text:span text:style-name="T7">2. </text:span><text:span text:style-name="T8">Your Gift of love they crucified,</text:span><text:span text:style-name="T8"><text:line-break/></text:span><text:span text:style-name="T9">They laughed and scorned Him as He died:</text:span><text:span text:style-name="T8"><text:line-break/></text:span><text:span text:style-name="T8">The humble King they named a fraud,</text:span><text:span text:style-name="T8"><text:line-break/></text:span><text:span text:style-name="T8">And sacrificed the Lamb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7" draw:layer="layout" svg:width="25.146cm" svg:height="7.011cm" svg:x="1.524cm" svg:y="0.883cm">
          <draw:text-box>
            <text:p text:style-name="P6"><text:span text:style-name="T5">Refrain:</text:span><text:span text:style-name="T6"><text:tab/></text:span><text:span text:style-name="T6"> </text:span><text:span text:style-name="T4">O Lamb of God, sweet Lamb of God,</text:span><text:span text:style-name="T4"><text:line-break/></text:span><text:span text:style-name="T4"> <text:s text:c="8"/>I love the holy Lamb of God!</text:span><text:span text:style-name="T4"><text:line-break/></text:span><text:span text:style-name="T4"> <text:s text:c="8"/>O wash me in His precious blood,</text:span><text:span text:style-name="T4"><text:line-break/></text:span><text:span text:style-name="T4"> <text:s text:c="8"/>My Jesus Christ, the Lamb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2" draw:layer="layout" svg:width="24.892cm" svg:height="7.011cm" svg:x="1.524cm" svg:y="0.883cm">
          <draw:text-box>
            <text:p text:style-name="P9"><text:span text:style-name="T3">3. </text:span><text:span text:style-name="T4">I was so lost, I should have died,</text:span></text:p>
            <text:p text:style-name="P9"><text:span text:style-name="T4">But You have brought me to Your side</text:span></text:p>
            <text:p text:style-name="P10"><text:span text:style-name="T4">To be led by Your staff and rod,</text:span></text:p>
            <text:p text:style-name="P11"><text:span text:style-name="T4">And to be called a lamb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7" draw:layer="layout" svg:width="25.146cm" svg:height="13.211cm" svg:x="1.524cm" svg:y="0.883cm">
          <draw:text-box>
            <text:p text:style-name="P6"><text:span text:style-name="T5">Refrain:</text:span><text:span text:style-name="T6"><text:tab/></text:span><text:span text:style-name="T6"> </text:span><text:span text:style-name="T4">O Lamb of God, sweet Lamb of God,</text:span><text:span text:style-name="T4"><text:line-break/></text:span><text:span text:style-name="T4"> <text:s text:c="8"/>I love the holy Lamb of God!</text:span><text:span text:style-name="T4"><text:line-break/></text:span><text:span text:style-name="T4"> <text:s text:c="8"/>O wash me in His precious blood,</text:span><text:span text:style-name="T4"><text:line-break/></text:span><text:span text:style-name="T4"> <text:s text:c="8"/>My Jesus Christ, the Lamb of God.</text:span></text:p>
            <text:p text:style-name="P6"><text:span text:style-name="T10"/></text:p>
            <text:p text:style-name="P6"><text:span text:style-name="T10"/></text:p>
            <text:p text:style-name="P6"><text:span text:style-name="T11">© 1985 Straightway Music; </text:span></text:p>
            <text:p text:style-name="P6"><text:span text:style-name="T11"><text:s text:c="14"/></text:span><text:span text:style-name="T11">admin. EMI . </text:span></text:p>
            <text:p text:style-name="P6"><text:span text:style-name="T11">Used by permission:</text:span></text:p>
            <text:p text:style-name="P6"><text:span text:style-name="T11">LSB Hymn License</text:span></text:p>
            <text:p text:style-name="P6"><text:span text:style-name="T11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3T21:23:44.700000000</meta:creation-date>
    <dc:title>Hymn template</dc:title>
    <meta:editing-duration>PT36M32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01T21:47:41.616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5-23T21:23:44.419000000"/>
  </office:meta>
</office:document-meta>
</file>